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9C9000004AD2805526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Progetto Informatica Biomedica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Web-Inde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chema Concettuale</text:p>
          </draw:text-box>
        </draw:frame>
        <draw:frame draw:style-name="gr2" draw:text-style-name="P3" draw:layer="layout" svg:width="25.199cm" svg:height="12.04cm" svg:x="1.399cm" svg:y="5.823cm" presentation:class="graphic">
          <draw:image xlink:href="Pictures/10000000000009C9000004AD28055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1T10:13:26</meta:creation-date>
    <meta:editing-duration>PT3M4S</meta:editing-duration>
    <meta:editing-cycles>2</meta:editing-cycles>
    <dc:date>2013-04-11T10:16:10</dc:date>
    <meta:document-statistic meta:object-count="29"/>
    <meta:generator>OpenOffice.org/3.4.1$Unix OpenOffice.org_project/341m1$Build-9593</meta:generator>
  </office:meta>
</office:document-meta>
</file>